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61028" officeooo:paragraph-rsid="00061028"/>
    </style:style>
    <style:style style:name="P2" style:family="paragraph" style:parent-style-name="Standard">
      <style:paragraph-properties fo:text-align="start" style:justify-single-word="false"/>
      <style:text-properties officeooo:rsid="00061028" officeooo:paragraph-rsid="00061028"/>
    </style:style>
    <style:style style:name="P3" style:family="paragraph" style:parent-style-name="Standard">
      <style:paragraph-properties fo:text-align="start" style:justify-single-word="false"/>
      <style:text-properties officeooo:rsid="0008a394" officeooo:paragraph-rsid="000a8315"/>
    </style:style>
    <style:style style:name="P4" style:family="paragraph" style:parent-style-name="Standard">
      <style:paragraph-properties fo:text-align="start" style:justify-single-word="false"/>
      <style:text-properties officeooo:rsid="000a8315" officeooo:paragraph-rsid="000a8315"/>
    </style:style>
    <style:style style:name="T1" style:family="text">
      <style:text-properties officeooo:rsid="0006718c"/>
    </style:style>
    <style:style style:name="T2" style:family="text">
      <style:text-properties officeooo:rsid="0007c946"/>
    </style:style>
    <style:style style:name="T3" style:family="text">
      <style:text-properties officeooo:rsid="0008a394"/>
    </style:style>
    <style:style style:name="T4" style:family="text">
      <style:text-properties officeooo:rsid="000a83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MART KART </text:p>
      <text:p text:style-name="P1"/>
      <text:p text:style-name="P2">Il nostro gruppo di progetto ha pensato di realizzare un servizio web <text:span text:style-name="T1">(inteso come SaaS)</text:span> in relazione ad una reale problematica che nasce quando si va ad effettuare la spesa per i generi di prima necessità. Più volte con i miei coinquilini ci siamo chiesti in quanti modi era possibile ottenere la spesa <text:span text:style-name="T1">migliore </text:span>risparmiando il più possibile. A volte abbiamo trovato senza dubbio vantaggioso visitare due o più supermercati acquistando in ognuno i prodotti in offerta. <text:span text:style-name="T2">Tuttavia</text:span> i tradeoff sono diversi, poiché bisogna tenere conto della distanza tra <text:span text:style-name="T2">gli store</text:span>, dei tempi per raggiungerli, <text:span text:style-name="T1">tempi</text:span> che poi si traducono in uno sperpero in termini di costo opportunità. Ciò che <text:span text:style-name="T4">SMART KART </text:span>si propone di fare è di offrire all’utenza un servizio che permetta una totale ottimizzazione della spesa, rispondendo a <text:span text:style-name="T2">numerose </text:span>domande <text:span text:style-name="T2">tra le quali</text:span>: Cosa devo comprare? <text:span text:style-name="T3">Dove devo andare? Quanto tempo ci vuole?</text:span> Ma allo stesso tempo, attraverso una rete bidirezionale di feedback, si propone di rendere trasparente la rete informativa fornendo dettagli aggiuntivi come, il numero di prodotti rimanenti, <text:span text:style-name="T1">l’utenza media nel momento in cui viene inoltrata la richiesta e se è disponibile il servizio a domicilio. La bidirezionalità è data dalla possibilità da parte dei supermercati di interagire <text:s/>con l’applicazione fornendo ad essa i dati che poi diventeranno sensibili per gli utenti. Ovviamente anche per i dirigenti degli store l’applicazione consentirebbe di accedere a dati di fondamentale importanza come ad esempio le richieste più tipiche di alcuni prodotti in relazione alla marca e alla quantità, in modo da poter ottimizzare anch’essi il numero di stock da acquistare così da ridurre le perdite derivanti da prodotti in scadenza o inutilizzati. Smart Kart vuole quindi essere un ambiente autonomo, che partendo da uno stadio unicellulare si specializza sempre di più fino (possibilmente) ad arrivare ad un vero e proprio bioma grazie all’evoluzione possibile solamente attraverso l’interazione tra domanda e offerta. </text:span></text:p>
      <text:p text:style-name="P3">Nel dettaglio, i dati trattati dall’applicazione saranno costituiti dagli utenti, <text:span text:style-name="T4">dalle richieste, </text:span>dai prodotti, <text:span text:style-name="T4">dai supermercati e dagli impiegati. A livello di sicurezza individuiamo subito tre ruoli fondamentali, gli utenti che possono accedere alle informazioni relative a prodotti e supermercati, i direttori dei supermercati che hanno accesso ai prodotti <text:s/>con la possibilità di stabilirne il prezzo e alle informazioni relative alle loro richieste, infine, per venire incontro ai numerosi obblighi che affliggono un direttore, abbiamo gli impiegati che periodicamente aggiornano l’inventario con le rimanenze in magazzino di quel prodotto senza però avere alcuna possibilità di modificare il prezzo.</text:span></text:p>
      <text:p text:style-name="P3"><text:span text:style-name="T4">Scendendo ancora di più del dettaglio in allegato è presente un diagramma ER.</text:span></text:p>
      <text:p text:style-name="P4">Ora, mostriamo un tipico scenario d’uso della nostra applicazione.</text:p>
      <text:p text:style-name="P4">Un utente accede ai servizi SMART KART, </text:p>
      <text:p text:style-name="P3"><text:span text:style-name="T4"><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6T10:32:33.573987238</meta:creation-date>
    <dc:date>2016-09-06T11:55:53.226861003</dc:date>
    <meta:editing-duration>PT26S</meta:editing-duration>
    <meta:editing-cycles>1</meta:editing-cycles>
    <meta:document-statistic meta:table-count="0" meta:image-count="0" meta:object-count="0" meta:page-count="1" meta:paragraph-count="7" meta:word-count="442" meta:character-count="2914" meta:non-whitespace-character-count="2471"/>
    <meta:generator>LibreOffice/5.1.4.2$Linux_X86_64 LibreOffice_project/10m0$Build-2</meta:generator>
  </office:meta>
</office:document-meta>
</file>